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536cm" fo:min-width="4.49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52cm" fo:min-width="0cm"/>
    </style:style>
    <style:style style:name="gr21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6" style:family="graphic" style:parent-style-name="standard">
      <style:graphic-properties draw:stroke="none" draw:fill="none" fo:min-height="0.442cm"/>
    </style:style>
    <style:style style:name="gr27" style:family="graphic" style:parent-style-name="standard">
      <style:graphic-properties draw:fill-color="#83caff" draw:textarea-horizontal-align="justify" draw:textarea-vertical-align="middle" draw:auto-grow-height="false" fo:min-height="0.038cm" fo:min-width="0cm"/>
    </style:style>
    <style:style style:name="gr28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b80047" fo:font-size="11pt" style:font-size-asian="11pt" style:font-size-complex="11pt"/>
    </style:style>
    <style:style style:name="P11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800000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1pt" style:font-size-asian="11pt" style:font-size-complex="11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draw:glue-point draw:id="5" svg:x="3.676cm" svg:y="5.015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38.63099921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3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3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3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3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3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3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3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3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3" draw:layer="layout" draw:line-skew="1.118cm" svg:x1="26.986cm" svg:y1="16.9cm" svg:x2="9.702cm" svg:y2="14.518cm" draw:start-shape="id10" draw:start-glue-point="2" draw:end-shape="id6" draw:end-glue-point="4" svg:d="M26986 16900v1620h-17284v-4002" svg:viewBox="0 0 17285 4003">
          <text:p/>
        </draw:connector>
        <draw:connector draw:style-name="gr10" draw:text-style-name="P3" draw:layer="layout" svg:x1="17.729cm" svg:y1="19.276cm" svg:x2="17.814cm" svg:y2="16.9cm" draw:start-shape="id11" draw:start-glue-point="0" draw:end-shape="id8" draw:end-glue-point="2" svg:d="M17729 19276v-1187h85v-1189" svg:viewBox="0 0 86 2377">
          <text:p/>
        </draw:connector>
        <draw:connector draw:style-name="gr10" draw:text-style-name="P3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3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3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3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3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3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3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3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3" draw:layer="layout" draw:line-skew="7.159cm" svg:x1="24.4cm" svg:y1="10.169cm" svg:x2="7.601cm" svg:y2="11.117cm" draw:start-shape="id9" draw:start-glue-point="5" draw:end-shape="id2" draw:end-glue-point="9" svg:d="M24400 10169v8609h-16799v-7661" svg:viewBox="0 0 16800 8610">
          <text:p/>
        </draw:connector>
        <draw:connector draw:style-name="gr10" draw:text-style-name="P3" draw:layer="layout" draw:line-skew="-0.798cm" svg:x1="6.999cm" svg:y1="10.482cm" svg:x2="15.429cm" svg:y2="19.911cm" draw:start-shape="id2" draw:start-glue-point="3" draw:end-shape="id11" draw:end-glue-point="3" svg:d="M6999 10482h-1299v9429h9729" svg:viewBox="0 0 9730 9430">
          <text:p/>
        </draw:connector>
        <draw:connector draw:style-name="gr10" draw:text-style-name="P3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4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1.428cm" svg:y="2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1.428cm" svg:y="3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3cm" svg:height="0.4cm" svg:x="5.998cm" svg:y="4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5.998cm" svg:y="2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5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8" draw:layer="layout" svg:width="4.998cm" svg:height="3.786cm" svg:x="1cm" svg:y="19.344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4" draw:layer="layout" svg:width="0.365cm" svg:height="0.532cm" svg:x="1.269cm" svg:y="21.3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4" draw:layer="layout" svg:width="0.3cm" svg:height="0.4cm" svg:x="14.866cm" svg:y="17.689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line-skew="2.828cm -2.888cm 0.527cm" svg:x1="12.476cm" svg:y1="21.52cm" svg:x2="17.679cm" svg:y2="20.546cm" draw:start-shape="id15" draw:start-glue-point="0" draw:end-shape="id16" draw:end-glue-point="2" svg:d="M12476 21520v55h5167 36v-1029" svg:viewBox="0 0 5204 1030">
          <text:p/>
        </draw:connector>
        <draw:g xml:id="id16" draw:id="id16">
          <draw:glue-point draw:id="4" svg:x="5.004cm" svg:y="-2.455cm"/>
          <draw:custom-shape draw:style-name="gr21" draw:text-style-name="P2" xml:id="id11" draw:id="id11" draw:layer="layout" svg:width="4.6cm" svg:height="1.27cm" svg:x="15.429cm" svg:y="19.276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9" draw:layer="layout" svg:width="1.023cm" svg:height="0.692cm" svg:x="15.329cm" svg:y="19.247cm">
            <draw:text-box>
              <text:p><text:span text:style-name="T9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9.976cm" svg:y="21.5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9" draw:layer="layout" svg:width="1.023cm" svg:height="0.692cm" svg:x="9.895cm" svg:y="21.455cm">
            <draw:text-box>
              <text:p><text:span text:style-name="T9">XA</text:span></text:p>
            </draw:text-box>
          </draw:frame>
        </draw:g>
        <draw:frame draw:style-name="gr22" draw:text-style-name="P9" draw:layer="layout" svg:width="1.023cm" svg:height="0.692cm" svg:x="6.884cm" svg:y="9.806cm">
          <draw:text-box>
            <text:p><text:span text:style-name="T9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glue-point draw:id="7" svg:x="-2.578cm" svg:y="5.014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9" draw:layer="layout" svg:width="1.023cm" svg:height="0.692cm" svg:x="15.377cm" svg:y="15.55cm">
            <draw:text-box>
              <text:p><text:span text:style-name="T9">XA</text:span></text:p>
            </draw:text-box>
          </draw:frame>
        </draw:g>
        <draw:frame draw:style-name="gr22" draw:text-style-name="P9" draw:layer="layout" svg:width="1.023cm" svg:height="0.692cm" svg:x="12.579cm" svg:y="3.681cm">
          <draw:text-box>
            <text:p><text:span text:style-name="T9">XA</text:span></text:p>
          </draw:text-box>
        </draw:frame>
        <draw:frame draw:style-name="gr22" draw:text-style-name="P9" draw:layer="layout" svg:width="1.023cm" svg:height="0.692cm" svg:x="6.958cm" svg:y="7.952cm">
          <draw:text-box>
            <text:p><text:span text:style-name="T9">XA</text:span></text:p>
          </draw:text-box>
        </draw:frame>
        <draw:connector draw:style-name="gr10" draw:text-style-name="P3" draw:layer="layout" draw:line-skew="-0.428cm 9.998cm" svg:x1="13.901cm" svg:y1="3.729cm" svg:x2="20.029cm" svg:y2="19.911cm" draw:start-shape="id12" draw:start-glue-point="4" draw:end-shape="id11" draw:end-glue-point="1" svg:d="M13901 3729v-929h16628v17111h-10500" svg:viewBox="0 0 16629 17112">
          <text:p/>
        </draw:connector>
        <draw:frame draw:style-name="gr22" draw:text-style-name="P9" draw:layer="layout" svg:width="1.023cm" svg:height="0.692cm" svg:x="6.9cm" svg:y="6.308cm">
          <draw:text-box>
            <text:p><text:span text:style-name="T9">XA</text:span></text:p>
          </draw:text-box>
        </draw:frame>
        <draw:g xml:id="id17" draw:id="id17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9" draw:layer="layout" svg:width="1.023cm" svg:height="0.692cm" svg:x="15.3cm" svg:y="13.5cm">
            <draw:text-box>
              <text:p><text:span text:style-name="T9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7" draw:start-glue-point="0" draw:end-shape="id5" draw:end-glue-point="2" svg:d="M17661 13500v-327h-3v-328" svg:viewBox="0 0 4 656">
          <text:p/>
        </draw:connector>
        <draw:custom-shape draw:style-name="gr21" draw:text-style-name="P2" xml:id="id19" draw:id="id19" draw:layer="layout" svg:width="4.6cm" svg:height="1.27cm" svg:x="10.697cm" svg:y="16.953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4.6cm" svg:height="1.27cm" svg:x="1.6cm" svg:y="5.03cm">
            <text:p text:style-name="P1"><text:span text:style-name="T1">xivo-</text:span><text:span text:style-name="T10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9" draw:layer="layout" svg:width="1.023cm" svg:height="0.692cm" svg:x="1.485cm" svg:y="4.963cm">
            <draw:text-box>
              <text:p><text:span text:style-name="T9">XA</text:span></text:p>
            </draw:text-box>
          </draw:frame>
          <draw:frame draw:style-name="gr25" draw:text-style-name="P10" draw:layer="layout" svg:width="1.298cm" svg:height="0.692cm" svg:x="5.041cm" svg:y="4.938cm">
            <draw:text-box>
              <text:p><text:span text:style-name="T11">BUS</text:span></text:p>
            </draw:text-box>
          </draw:frame>
        </draw:g>
        <draw:connector draw:style-name="gr9" draw:text-style-name="P3" draw:layer="layout" draw:line-skew="1.731cm -0.331cm" svg:x1="28.076cm" svg:y1="16.879cm" svg:x2="6.999cm" svg:y2="10.669cm" draw:start-shape="id10" draw:start-glue-point="4" draw:end-shape="id2" draw:end-glue-point="11" svg:d="M28076 16879v2254h-21909v-8464h832" svg:viewBox="0 0 21910 8465">
          <text:p/>
        </draw:connector>
        <draw:connector draw:style-name="gr9" draw:text-style-name="P3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4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9.476cm" svg:y="19.95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11" xml:id="id18" draw:id="id18" draw:layer="layout" svg:width="1.298cm" svg:height="0.692cm" svg:x="18.76cm" svg:y="19.239cm">
          <draw:text-box>
            <text:p><text:span text:style-name="T11">BUS</text:span></text:p>
          </draw:text-box>
        </draw:frame>
        <draw:g>
          <draw:custom-shape draw:style-name="gr23" draw:text-style-name="P2" draw:layer="layout" svg:width="5cm" svg:height="1.27cm" svg:x="9.976cm" svg:y="21.5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9" draw:layer="layout" svg:width="1.023cm" svg:height="0.692cm" svg:x="9.895cm" svg:y="21.455cm">
            <draw:text-box>
              <text:p><text:span text:style-name="T9">XA</text:span></text:p>
            </draw:text-box>
          </draw:frame>
        </draw:g>
        <draw:g>
          <draw:custom-shape draw:style-name="gr23" draw:text-style-name="P2" draw:layer="layout" svg:width="5cm" svg:height="1.27cm" svg:x="9.978cm" svg:y="21.52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9" draw:layer="layout" svg:width="1.023cm" svg:height="0.692cm" svg:x="9.897cm" svg:y="21.457cm">
            <draw:text-box>
              <text:p><text:span text:style-name="T9">XA</text:span></text:p>
            </draw:text-box>
          </draw:frame>
        </draw:g>
        <draw:connector draw:style-name="gr10" draw:text-style-name="P3" draw:layer="layout" svg:x1="17.661cm" svg:y1="14.85cm" svg:x2="9.285cm" svg:y2="11.117cm" draw:start-shape="id17" draw:start-glue-point="2" draw:end-shape="id2" draw:end-glue-point="2" svg:d="M17661 14850v502h-8376v-4235" svg:viewBox="0 0 8377 4236">
          <text:p/>
        </draw:connector>
        <draw:frame draw:style-name="gr22" draw:text-style-name="P9" draw:layer="layout" svg:width="1.023cm" svg:height="0.692cm" svg:x="24.751cm" svg:y="15.662cm">
          <draw:text-box>
            <text:p><text:span text:style-name="T9">XA</text:span></text:p>
          </draw:text-box>
        </draw:frame>
        <draw:connector draw:style-name="gr10" draw:text-style-name="P3" draw:layer="layout" svg:x1="28.666cm" svg:y1="16.9cm" svg:x2="20.058cm" svg:y2="19.585cm" draw:start-shape="id10" draw:start-glue-point="5" draw:end-shape="id18" draw:end-glue-point="1" svg:d="M28666 16900v2685h-8608" svg:viewBox="0 0 8609 2686">
          <text:p/>
        </draw:connector>
        <draw:custom-shape draw:style-name="gr27" draw:text-style-name="P4" draw:layer="layout" svg:width="0.3cm" svg:height="0.4cm" svg:x="14.742cm" svg:y="17.749cm">
          <text:p/>
          <draw:enhanced-geometry svg:viewBox="0 0 88 21600" draw:glue-points="44 ?f6 44 0 0 10800 44 21600 88 10800" draw:text-areas="0 ?f6 88 ?f3" draw:type="can" draw:modifiers="4039.900249376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text-style-name="P3" draw:layer="layout" svg:x1="15.297cm" svg:y1="17.588cm" svg:x2="16.521cm" svg:y2="16.9cm" draw:start-shape="id19" draw:start-glue-point="1" draw:end-shape="id13" draw:end-glue-point="7" svg:d="M15297 17588h1224v-688" svg:viewBox="0 0 1225 6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7-02-16T14:53:59.591850575</dc:date>
    <meta:editing-duration>PT17H47M15S</meta:editing-duration>
    <meta:editing-cycles>39</meta:editing-cycles>
    <meta:generator>LibreOffice/5.2.2.2$Linux_X86_64 LibreOffice_project/20m0$Build-2</meta:generator>
    <meta:document-statistic meta:object-count="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